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534" officeooo:paragraph-rsid="00181534"/>
    </style:style>
    <style:style style:name="P2" style:family="paragraph" style:parent-style-name="Standard">
      <style:text-properties officeooo:rsid="00181534" officeooo:paragraph-rsid="001b4a2a"/>
    </style:style>
    <style:style style:name="P3" style:family="paragraph" style:parent-style-name="Standard">
      <style:text-properties officeooo:rsid="00189e89" officeooo:paragraph-rsid="00189e89"/>
    </style:style>
    <style:style style:name="P4" style:family="paragraph" style:parent-style-name="Standard">
      <style:text-properties officeooo:rsid="001c72bd" officeooo:paragraph-rsid="001c72bd"/>
    </style:style>
    <style:style style:name="P5" style:family="paragraph" style:parent-style-name="Standard">
      <style:text-properties officeooo:rsid="001e108c" officeooo:paragraph-rsid="001e108c"/>
    </style:style>
    <style:style style:name="P6" style:family="paragraph" style:parent-style-name="Standard">
      <style:text-properties officeooo:rsid="001f117c" officeooo:paragraph-rsid="001f117c"/>
    </style:style>
    <style:style style:name="P7" style:family="paragraph" style:parent-style-name="Standard">
      <style:text-properties officeooo:rsid="002244d4" officeooo:paragraph-rsid="002244d4"/>
    </style:style>
    <style:style style:name="P8" style:family="paragraph" style:parent-style-name="Standard">
      <style:text-properties officeooo:rsid="0023e7f1" officeooo:paragraph-rsid="0023e7f1"/>
    </style:style>
    <style:style style:name="P9" style:family="paragraph" style:parent-style-name="Standard">
      <style:text-properties officeooo:rsid="0024d0ae" officeooo:paragraph-rsid="0024d0ae"/>
    </style:style>
    <style:style style:name="P10" style:family="paragraph" style:parent-style-name="Standard">
      <style:text-properties officeooo:rsid="002527f4" officeooo:paragraph-rsid="002527f4"/>
    </style:style>
    <style:style style:name="P11" style:family="paragraph" style:parent-style-name="Standard">
      <style:text-properties officeooo:rsid="002d889a" officeooo:paragraph-rsid="002d889a"/>
    </style:style>
    <style:style style:name="P12" style:family="paragraph" style:parent-style-name="Standard">
      <style:text-properties officeooo:rsid="002f209a" officeooo:paragraph-rsid="002f209a"/>
    </style:style>
    <style:style style:name="P13" style:family="paragraph" style:parent-style-name="Standard">
      <style:text-properties officeooo:rsid="0031df26" officeooo:paragraph-rsid="0031df26"/>
    </style:style>
    <style:style style:name="P14" style:family="paragraph" style:parent-style-name="Standard">
      <style:text-properties officeooo:rsid="00465919" officeooo:paragraph-rsid="00465919"/>
    </style:style>
    <style:style style:name="P15" style:family="paragraph" style:parent-style-name="Standard" style:list-style-name="L1">
      <style:text-properties officeooo:rsid="00181534" officeooo:paragraph-rsid="00181534"/>
    </style:style>
    <style:style style:name="P16" style:family="paragraph" style:parent-style-name="Standard" style:list-style-name="L1">
      <style:text-properties officeooo:rsid="00181534" officeooo:paragraph-rsid="001b4a2a"/>
    </style:style>
    <style:style style:name="P17" style:family="paragraph" style:parent-style-name="Standard">
      <style:text-properties officeooo:rsid="003e1102" officeooo:paragraph-rsid="00181534"/>
    </style:style>
    <style:style style:name="P18" style:family="paragraph" style:parent-style-name="Standard" style:list-style-name="L1">
      <style:text-properties officeooo:rsid="00189e89" officeooo:paragraph-rsid="00189e89"/>
    </style:style>
    <style:style style:name="P19" style:family="paragraph" style:parent-style-name="Standard" style:list-style-name="L1">
      <style:text-properties officeooo:rsid="00189e89" officeooo:paragraph-rsid="001b4a2a"/>
    </style:style>
    <style:style style:name="P20" style:family="paragraph" style:parent-style-name="Standard" style:list-style-name="L1">
      <style:text-properties officeooo:rsid="001b4a2a" officeooo:paragraph-rsid="001b4a2a"/>
    </style:style>
    <style:style style:name="P21" style:family="paragraph" style:parent-style-name="Standard" style:list-style-name="L1">
      <style:text-properties officeooo:rsid="0044c9d7" officeooo:paragraph-rsid="0044c9d7"/>
    </style:style>
    <style:style style:name="P22" style:family="paragraph" style:parent-style-name="Standard" style:list-style-name="L1">
      <style:text-properties officeooo:rsid="001c72bd" officeooo:paragraph-rsid="001c72bd"/>
    </style:style>
    <style:style style:name="P23" style:family="paragraph" style:parent-style-name="Standard" style:list-style-name="L1">
      <style:text-properties officeooo:rsid="001e108c" officeooo:paragraph-rsid="001e108c"/>
    </style:style>
    <style:style style:name="P24" style:family="paragraph" style:parent-style-name="Standard" style:list-style-name="L1">
      <style:text-properties officeooo:rsid="001f117c" officeooo:paragraph-rsid="001f117c"/>
    </style:style>
    <style:style style:name="P25" style:family="paragraph" style:parent-style-name="Standard" style:list-style-name="L1">
      <style:text-properties officeooo:rsid="002244d4" officeooo:paragraph-rsid="002244d4"/>
    </style:style>
    <style:style style:name="P26" style:family="paragraph" style:parent-style-name="Standard" style:list-style-name="L1">
      <style:text-properties officeooo:rsid="0023e7f1" officeooo:paragraph-rsid="0023e7f1"/>
    </style:style>
    <style:style style:name="P27" style:family="paragraph" style:parent-style-name="Standard" style:list-style-name="L1">
      <style:text-properties officeooo:rsid="0024d0ae" officeooo:paragraph-rsid="0024d0ae"/>
    </style:style>
    <style:style style:name="P28" style:family="paragraph" style:parent-style-name="Standard" style:list-style-name="L1">
      <style:text-properties officeooo:rsid="002527f4" officeooo:paragraph-rsid="002527f4"/>
    </style:style>
    <style:style style:name="P29" style:family="paragraph" style:parent-style-name="Standard" style:list-style-name="L1">
      <style:text-properties officeooo:rsid="002bda0a" officeooo:paragraph-rsid="002bda0a"/>
    </style:style>
    <style:style style:name="P30" style:family="paragraph" style:parent-style-name="Standard" style:list-style-name="L1">
      <style:text-properties officeooo:rsid="002d889a" officeooo:paragraph-rsid="002d889a"/>
    </style:style>
    <style:style style:name="P31" style:family="paragraph" style:parent-style-name="Standard" style:list-style-name="L1">
      <style:text-properties officeooo:rsid="002f209a" officeooo:paragraph-rsid="002f209a"/>
    </style:style>
    <style:style style:name="P32" style:family="paragraph" style:parent-style-name="Standard" style:list-style-name="L1">
      <style:text-properties officeooo:rsid="0031df26" officeooo:paragraph-rsid="0031df26"/>
    </style:style>
    <style:style style:name="P33" style:family="paragraph" style:parent-style-name="Standard" style:list-style-name="L1">
      <style:text-properties officeooo:rsid="00326c24" officeooo:paragraph-rsid="00326c24"/>
    </style:style>
    <style:style style:name="P34" style:family="paragraph" style:parent-style-name="Standard" style:list-style-name="L1">
      <style:text-properties officeooo:rsid="0032b50f" officeooo:paragraph-rsid="0032b50f"/>
    </style:style>
    <style:style style:name="P35" style:family="paragraph" style:parent-style-name="Standard" style:list-style-name="L1">
      <style:text-properties officeooo:rsid="00355995" officeooo:paragraph-rsid="00355995"/>
    </style:style>
    <style:style style:name="P36" style:family="paragraph" style:parent-style-name="Standard">
      <style:text-properties officeooo:rsid="00438327" officeooo:paragraph-rsid="00438327"/>
    </style:style>
    <style:style style:name="P37" style:family="paragraph" style:parent-style-name="Standard">
      <style:text-properties officeooo:rsid="00511985" officeooo:paragraph-rsid="00511985"/>
    </style:style>
    <style:style style:name="T1" style:family="text">
      <style:text-properties officeooo:rsid="0019ff02"/>
    </style:style>
    <style:style style:name="T2" style:family="text">
      <style:text-properties officeooo:rsid="00303355"/>
    </style:style>
    <style:style style:name="T3" style:family="text">
      <style:text-properties officeooo:rsid="003e1102"/>
    </style:style>
    <style:style style:name="T4" style:family="text">
      <style:text-properties officeooo:rsid="003f5583"/>
    </style:style>
    <style:style style:name="T5" style:family="text">
      <style:text-properties officeooo:rsid="003fedac"/>
    </style:style>
    <style:style style:name="T6" style:family="text">
      <style:text-properties officeooo:rsid="004001e6"/>
    </style:style>
    <style:style style:name="T7" style:family="text">
      <style:text-properties officeooo:rsid="0041d571"/>
    </style:style>
    <style:style style:name="T8" style:family="text">
      <style:text-properties officeooo:rsid="00438327"/>
    </style:style>
    <style:style style:name="T9" style:family="text">
      <style:text-properties officeooo:rsid="004612aa"/>
    </style:style>
    <style:style style:name="T10" style:family="text">
      <style:text-properties officeooo:rsid="00469389"/>
    </style:style>
    <style:style style:name="T11" style:family="text">
      <style:text-properties officeooo:rsid="004748d3"/>
    </style:style>
    <style:style style:name="T12" style:family="text">
      <style:text-properties officeooo:rsid="004a0d2d"/>
    </style:style>
    <style:style style:name="T13" style:family="text">
      <style:text-properties officeooo:rsid="004b39df"/>
    </style:style>
    <style:style style:name="T14" style:family="text">
      <style:text-properties officeooo:rsid="004c82df"/>
    </style:style>
    <style:style style:name="T15" style:family="text">
      <style:text-properties officeooo:rsid="004d27d9"/>
    </style:style>
    <style:style style:name="T16" style:family="text">
      <style:text-properties officeooo:rsid="004e091e"/>
    </style:style>
    <style:style style:name="T17" style:family="text">
      <style:text-properties officeooo:rsid="004ec4ae"/>
    </style:style>
    <style:style style:name="T18" style:family="text">
      <style:text-properties officeooo:rsid="00509f83"/>
    </style:style>
    <style:style style:name="T19" style:family="text">
      <style:text-properties officeooo:rsid="00181534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58305927970172885" text:style-name="L1">
        <text:list-item>
          <text:p text:style-name="P15">What is AWS?</text:p>
        </text:list-item>
      </text:list>
      <text:p text:style-name="P1"><text:tab/><text:span text:style-name="T3">Amazon Web Services providing cloud computing services</text:span></text:p>
      <text:p text:style-name="P1"/>
      <text:list xml:id="list122443541711760" text:continue-numbering="true" text:style-name="L1">
        <text:list-item>
          <text:p text:style-name="P15">What is IAM and its purpose?</text:p>
        </text:list-item>
      </text:list>
      <text:p text:style-name="P17"><text:tab/>Identity &amp; Access Management,To create a user and give him restrictive permissions as required.</text:p>
      <text:p text:style-name="P1"/>
      <text:list xml:id="list122443342904020" text:continue-numbering="true" text:style-name="L1">
        <text:list-item>
          <text:p text:style-name="P15">What are policies in IAM?</text:p>
        </text:list-item>
      </text:list>
      <text:p text:style-name="P1"><text:tab/></text:p>
      <text:p text:style-name="P1"><text:tab/></text:p>
      <text:list xml:id="list122442413738668" text:continue-numbering="true" text:style-name="L1">
        <text:list-item>
          <text:p text:style-name="P15">How to setup MFA?</text:p>
        </text:list-item>
      </text:list>
      <text:p text:style-name="P1"><text:tab/><text:span text:style-name="T3">Multi Factor Authentication – Security – activate MFA</text:span></text:p>
      <text:p text:style-name="P1"/>
      <text:list xml:id="list122443023726681" text:continue-numbering="true" text:style-name="L1">
        <text:list-item>
          <text:p text:style-name="P15">Two types of access for IAM user?</text:p>
        </text:list-item>
      </text:list>
      <text:p text:style-name="P1"><text:tab/><text:span text:style-name="T3">Create EC2 &amp; VPC</text:span></text:p>
      <text:p text:style-name="P1"/>
      <text:list xml:id="list122442647950995" text:continue-numbering="true" text:style-name="L1">
        <text:list-item>
          <text:p text:style-name="P15">What is EC2 service used for?</text:p>
        </text:list-item>
      </text:list>
      <text:p text:style-name="P1"><text:tab/><text:span text:style-name="T4">Create virtual instances</text:span></text:p>
      <text:p text:style-name="P1"/>
      <text:list xml:id="list122443475710147" text:continue-numbering="true" text:style-name="L1">
        <text:list-item>
          <text:p text:style-name="P15">Name few types of EC2 instances?</text:p>
        </text:list-item>
      </text:list>
      <text:p text:style-name="P1"><text:tab/><text:span text:style-name="T4">Aerospike CentOs &amp; Ubuntu</text:span></text:p>
      <text:p text:style-name="P1"/>
      <text:list xml:id="list122443347229769" text:continue-numbering="true" text:style-name="L1">
        <text:list-item>
          <text:p text:style-name="P15">Diff between T2 series and C series on Ec2 instances?</text:p>
        </text:list-item>
      </text:list>
      <text:p text:style-name="P1"><text:tab/><text:span text:style-name="T4">T2 series are free tier &amp; uses minimum system requirements</text:span></text:p>
      <text:p text:style-name="P1"><text:tab/><text:span text:style-name="T4">C series are paid version</text:span></text:p>
      <text:p text:style-name="P1"/>
      <text:list xml:id="list122443700286322" text:continue-numbering="true" text:style-name="L1">
        <text:list-item>
          <text:p text:style-name="P15">What are AMI’s?</text:p>
        </text:list-item>
      </text:list>
      <text:p text:style-name="P1"><text:tab/><text:span text:style-name="T4">Amazon Machine Image used to launch instances from the previous instance</text:span></text:p>
      <text:p text:style-name="P1"/>
      <text:list xml:id="list122443171561972" text:continue-numbering="true" text:style-name="L1">
        <text:list-item>
          <text:p text:style-name="P15">What is AWS marketplace, what are community AMI’s?</text:p>
        </text:list-item>
      </text:list>
      <text:p text:style-name="P1"><text:tab/><text:span text:style-name="T5">AWS marketplace is a place where all the available ec2 instances are located.</text:span><text:tab/></text:p>
      <text:p text:style-name="P1"><text:tab/><text:span text:style-name="T6">Community AMI’s are not from well known vendors and used for developing purpose.</text:span></text:p>
      <text:p text:style-name="P1"/>
      <text:p text:style-name="P1"/>
      <text:list xml:id="list122442532132305" text:continue-numbering="true" text:style-name="L1">
        <text:list-item>
          <text:p text:style-name="P15">How can you create your own AMI?</text:p>
        </text:list-item>
      </text:list>
      <text:p text:style-name="P1"><text:tab/><text:span text:style-name="T6">Instance--&gt; Actions--&gt;Create Image</text:span></text:p>
      <text:p text:style-name="P1"/>
      <text:list xml:id="list122442528133623" text:continue-numbering="true" text:style-name="L1">
        <text:list-item>
          <text:p text:style-name="P15">Enable termination protection option is for what?</text:p>
        </text:list-item>
      </text:list>
      <text:p text:style-name="P1"><text:tab/><text:span text:style-name="T7">To prevent the instance from accidental termination</text:span></text:p>
      <text:p text:style-name="P1"/>
      <text:list xml:id="list122442505780712" text:continue-numbering="true" text:style-name="L1">
        <text:list-item>
          <text:p text:style-name="P15">What is EBS?</text:p>
        </text:list-item>
      </text:list>
      <text:p text:style-name="P1"><text:tab/><text:span text:style-name="T7">Elastic Block Store</text:span></text:p>
      <text:p text:style-name="P1"/>
      <text:list xml:id="list122444161325313" text:continue-numbering="true" text:style-name="L1">
        <text:list-item>
          <text:p text:style-name="P15">What are diffrent types of Volumes?</text:p>
        </text:list-item>
      </text:list>
      <text:p text:style-name="P1"><text:tab/><text:span text:style-name="T8">General Purpose</text:span></text:p>
      <text:p text:style-name="P36"><text:tab/>Magentic</text:p>
      <text:p text:style-name="P37"><text:span text:style-name="T19"><text:tab/></text:span>Provisioned</text:p>
      <text:p text:style-name="P37"><text:span text:style-name="T19"><text:tab/></text:span></text:p>
      <text:list xml:id="list122443961303945" text:continue-numbering="true" text:style-name="L1">
        <text:list-item>
          <text:p text:style-name="P15">Can we create volume in one zone and attach it to a instance in the other zone?</text:p>
        </text:list-item>
      </text:list>
      <text:p text:style-name="P1"><text:tab/><text:span text:style-name="T8">Yes using snapshot</text:span></text:p>
      <text:p text:style-name="P1"/>
      <text:list xml:id="list122444205642738" text:continue-numbering="true" text:style-name="L1">
        <text:list-item>
          <text:p text:style-name="P18">How to take backups of EBS volume?</text:p>
        </text:list-item>
      </text:list>
      <text:p text:style-name="P3"><text:soft-page-break/><text:tab/><text:span text:style-name="T8">Using Snapshot</text:span></text:p>
      <text:list xml:id="list122442953400135" text:continue-numbering="true" text:style-name="L1">
        <text:list-item>
          <text:p text:style-name="P18">How to restore lost/corrupted volumes in from sna<text:span text:style-name="T1">p</text:span>shots?</text:p>
        </text:list-item>
      </text:list>
      <text:p text:style-name="P3"><text:tab/></text:p>
      <text:p text:style-name="P3"/>
      <text:list xml:id="list122442615494061" text:continue-numbering="true" text:style-name="L1">
        <text:list-item>
          <text:p text:style-name="P20">How to transfer volume from one zone to other zone?</text:p>
          <text:p text:style-name="P21">By creating snapshot</text:p>
          <text:p text:style-name="P21"/>
        </text:list-item>
        <text:list-item>
          <text:p text:style-name="P20">How to resize EBS volumes.</text:p>
          <text:p text:style-name="P21">By creating snapshot</text:p>
          <text:p text:style-name="P21"/>
        </text:list-item>
        <text:list-item>
          <text:p text:style-name="P16">Modify volume feature from AWS?</text:p>
        </text:list-item>
      </text:list>
      <text:p text:style-name="P2"><text:tab/><text:span text:style-name="T9">Snapshot</text:span></text:p>
      <text:p text:style-name="P2"/>
      <text:list xml:id="list122442386471976" text:continue-numbering="true" text:style-name="L1">
        <text:list-item>
          <text:p text:style-name="P19"><text:a xlink:type="simple" xlink:href="https://aws.amazon.com/blogs/aws/amazon-ebs-update-new-elastic-volumes-change-everything/" text:style-name="Internet_20_link" text:visited-style-name="Visited_20_Internet_20_Link">https://aws.amazon.com/blogs/aws/amazon-ebs-update-new-elastic-volumes-change-everything/</text:a></text:p>
        </text:list-item>
        <text:list-item>
          <text:p text:style-name="P22">What are security groups?</text:p>
        </text:list-item>
      </text:list>
      <text:p text:style-name="P14"><text:tab/><text:span text:style-name="T10">It is a firewall for an instance and it gives only ALLOW rule</text:span></text:p>
      <text:p text:style-name="P14"/>
      <text:list xml:id="list122444486867826" text:continue-numbering="true" text:style-name="L1">
        <text:list-item>
          <text:p text:style-name="P22">Can we attach a Security group to multiple instances?</text:p>
        </text:list-item>
      </text:list>
      <text:p text:style-name="P4"><text:tab/><text:span text:style-name="T10">yes</text:span></text:p>
      <text:p text:style-name="P4"/>
      <text:list xml:id="list122444324168886" text:continue-numbering="true" text:style-name="L1">
        <text:list-item>
          <text:p text:style-name="P23">What is diff between inbound and outbound rules in SG?</text:p>
        </text:list-item>
      </text:list>
      <text:p text:style-name="P5"><text:tab/><text:span text:style-name="T10">Inbound rules will allow the traffic to the instance</text:span></text:p>
      <text:p text:style-name="P5"><text:tab/><text:span text:style-name="T11">Outbound rules will allow the traffic to go out of the instance</text:span></text:p>
      <text:p text:style-name="P5"/>
      <text:list xml:id="list122442437214620" text:continue-numbering="true" text:style-name="L1">
        <text:list-item>
          <text:p text:style-name="P24">What are Elastic IP’s and how is it diffrent from normal Public IP assigned to a EC2 instance?</text:p>
        </text:list-item>
      </text:list>
      <text:p text:style-name="P6"><text:tab/><text:span text:style-name="T12">Elastic Ip’s are static Ip’s and normal public Ip’s are dynamic</text:span></text:p>
      <text:p text:style-name="P6"/>
      <text:list xml:id="list122444076971495" text:continue-numbering="true" text:style-name="L1">
        <text:list-item>
          <text:p text:style-name="P24">What are Key pairs?</text:p>
        </text:list-item>
      </text:list>
      <text:p text:style-name="P6"><text:tab/><text:span text:style-name="T13">Key pairs is a combination of public and private key used for authentication</text:span></text:p>
      <text:p text:style-name="P6"/>
      <text:list xml:id="list122443529823745" text:continue-numbering="true" text:style-name="L1">
        <text:list-item>
          <text:p text:style-name="P24">What is ELB?</text:p>
        </text:list-item>
      </text:list>
      <text:p text:style-name="P6"><text:tab/><text:span text:style-name="T13">Elastic Load Balancer used to distribute load</text:span></text:p>
      <text:p text:style-name="P6"/>
      <text:list xml:id="list122444348751504" text:continue-numbering="true" text:style-name="L1">
        <text:list-item>
          <text:p text:style-name="P24">What are target groups?</text:p>
        </text:list-item>
      </text:list>
      <text:p text:style-name="P6"><text:tab/><text:span text:style-name="T14">Where we assign instances to a particular load balancer</text:span></text:p>
      <text:p text:style-name="P6"/>
      <text:list xml:id="list122443409882054" text:continue-numbering="true" text:style-name="L1">
        <text:list-item>
          <text:p text:style-name="P24">What are health check settings in target group?</text:p>
        </text:list-item>
      </text:list>
      <text:p text:style-name="P6"><text:tab/><text:span text:style-name="T14">ELB send a periodic tests to the targeted instances to check their status and this is called health checks</text:span></text:p>
      <text:p text:style-name="P6"/>
      <text:list xml:id="list122444008768066" text:continue-numbering="true" text:style-name="L1">
        <text:list-item>
          <text:p text:style-name="P24">Describe advanced health check settings from Target groups?</text:p>
        </text:list-item>
      </text:list>
      <text:p text:style-name="P6"/>
      <text:list xml:id="list122443040331164" text:continue-numbering="true" text:style-name="L1">
        <text:list-item>
          <text:p text:style-name="P24">Diffrence between internet facing and internal ELB?</text:p>
        </text:list-item>
      </text:list>
      <text:p text:style-name="P6"><text:tab/><text:span text:style-name="T15">Internet facing --&gt; Public can access </text:span></text:p>
      <text:p text:style-name="P6"><text:tab/><text:span text:style-name="T15">Internal ELB --&gt; Only for internal or private use</text:span></text:p>
      <text:p text:style-name="P6"/>
      <text:list xml:id="list122443273629342" text:continue-numbering="true" text:style-name="L1">
        <text:list-item>
          <text:p text:style-name="P25">What is VPC?</text:p>
        </text:list-item>
      </text:list>
      <text:p text:style-name="P7"><text:tab/><text:span text:style-name="T15">Virtual Private Cloud – used to create a network virtually </text:span></text:p>
      <text:p text:style-name="P7"/>
      <text:list xml:id="list122444449348715" text:continue-numbering="true" text:style-name="L1">
        <text:list-item>
          <text:p text:style-name="P25">What is default VPC?</text:p>
        </text:list-item>
      </text:list>
      <text:p text:style-name="P7"><text:soft-page-break/><text:tab/><text:span text:style-name="T15">Provided by AWS</text:span></text:p>
      <text:list xml:id="list122444044772180" text:continue-numbering="true" text:style-name="L1">
        <text:list-item>
          <text:p text:style-name="P25">Can we create default VPC?</text:p>
        </text:list-item>
      </text:list>
      <text:p text:style-name="P7"><text:tab/><text:span text:style-name="T16">No</text:span></text:p>
      <text:p text:style-name="P7"/>
      <text:list xml:id="list122443917449519" text:continue-numbering="true" text:style-name="L1">
        <text:list-item>
          <text:p text:style-name="P25">What is DNS hostnames option used for in VPC?</text:p>
        </text:list-item>
      </text:list>
      <text:p text:style-name="P7"><text:tab/></text:p>
      <text:list xml:id="list122443448782016" text:continue-numbering="true" text:style-name="L1">
        <text:list-item>
          <text:p text:style-name="P25">What are Subnets in VPC?</text:p>
        </text:list-item>
      </text:list>
      <text:p text:style-name="P7"><text:tab/><text:span text:style-name="T16">Pvt &amp; Public</text:span></text:p>
      <text:p text:style-name="P7"/>
      <text:list xml:id="list122442917984434" text:continue-numbering="true" text:style-name="L1">
        <text:list-item>
          <text:p text:style-name="P25">What is diffrence between Private and Public subnet?</text:p>
        </text:list-item>
      </text:list>
      <text:p text:style-name="P7"><text:tab/><text:span text:style-name="T16">Public – can access internet</text:span></text:p>
      <text:p text:style-name="P7"><text:tab/><text:span text:style-name="T16">Private – Cannot access internet and able to access internally</text:span></text:p>
      <text:p text:style-name="P7"/>
      <text:list xml:id="list122443439705036" text:continue-numbering="true" text:style-name="L1">
        <text:list-item>
          <text:p text:style-name="P25">How can you design a Highly available network in VPC?</text:p>
        </text:list-item>
      </text:list>
      <text:p text:style-name="P7"><text:tab/></text:p>
      <text:p text:style-name="P7"/>
      <text:list xml:id="list122443797854453" text:continue-numbering="true" text:style-name="L1">
        <text:list-item>
          <text:p text:style-name="P26">What are Internet Gateways?</text:p>
        </text:list-item>
      </text:list>
      <text:p text:style-name="P8"><text:tab/><text:span text:style-name="T17">IGW are used to access the internet</text:span></text:p>
      <text:p text:style-name="P8"/>
      <text:list xml:id="list122443801954765" text:continue-numbering="true" text:style-name="L1">
        <text:list-item>
          <text:p text:style-name="P26">What are Nat gateways?</text:p>
        </text:list-item>
      </text:list>
      <text:p text:style-name="P8"><text:tab/><text:span text:style-name="T17">To access internally</text:span></text:p>
      <text:p text:style-name="P8"/>
      <text:list xml:id="list122443782486145" text:continue-numbering="true" text:style-name="L1">
        <text:list-item>
          <text:p text:style-name="P27">What are Route tables?</text:p>
        </text:list-item>
      </text:list>
      <text:p text:style-name="P9"><text:tab/><text:span text:style-name="T17">Set of rules where network traffic is directed </text:span></text:p>
      <text:p text:style-name="P9"/>
      <text:list xml:id="list122444131601214" text:continue-numbering="true" text:style-name="L1">
        <text:list-item>
          <text:p text:style-name="P28">What are NACL?</text:p>
        </text:list-item>
      </text:list>
      <text:p text:style-name="P10"><text:tab/><text:span text:style-name="T17">NACL <text:s/>is a firewall of subnets</text:span></text:p>
      <text:p text:style-name="P10"/>
      <text:list xml:id="list122444300671950" text:continue-numbering="true" text:style-name="L1">
        <text:list-item>
          <text:p text:style-name="P29">What is VPC Peering?</text:p>
        </text:list-item>
        <text:list-item>
          <text:p text:style-name="P30">What is RDS?</text:p>
        </text:list-item>
      </text:list>
      <text:p text:style-name="P11"><text:tab/><text:span text:style-name="T17">Relational Database Service</text:span></text:p>
      <text:p text:style-name="P11"/>
      <text:list xml:id="list122442883562537" text:continue-numbering="true" text:style-name="L1">
        <text:list-item>
          <text:p text:style-name="P31">What are diffrent DB softwares<text:span text:style-name="T2">(Engines)</text:span> supported by RDS?</text:p>
        </text:list-item>
      </text:list>
      <text:p text:style-name="P12"><text:tab/><text:span text:style-name="T18">Mysql</text:span></text:p>
      <text:p text:style-name="P12"><text:tab/><text:span text:style-name="T18">Oracle</text:span></text:p>
      <text:p text:style-name="P12"><text:tab/><text:span text:style-name="T18">SQL Server</text:span></text:p>
      <text:p text:style-name="P12"/>
      <text:list xml:id="list122442517498623" text:continue-numbering="true" text:style-name="L1">
        <text:list-item>
          <text:p text:style-name="P32">Diffrent DB instance types?</text:p>
        </text:list-item>
      </text:list>
      <text:p text:style-name="P13"><text:tab/></text:p>
      <text:p text:style-name="P13"/>
      <text:list xml:id="list122443008488055" text:continue-numbering="true" text:style-name="L1">
        <text:list-item>
          <text:p text:style-name="P33">What is MutiAZ RDS instances?</text:p>
        </text:list-item>
        <text:list-item>
          <text:p text:style-name="P34">Diffrent storage types in RDS?</text:p>
        </text:list-item>
        <text:list-item>
          <text:p text:style-name="P35">What is backup retention policy?</text:p>
        </text:list-item>
        <text:list-item>
          <text:p text:style-name="P3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9:42:06.572864175</meta:creation-date>
    <dc:date>2017-03-22T12:24:42.272128798</dc:date>
    <meta:editing-duration>PT2H24M12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3" meta:paragraph-count="104" meta:word-count="644" meta:character-count="3709" meta:non-whitespace-character-count="3153"/>
  </office:meta>
</office:document-meta>
</file>